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color="#000000" draw:fill="none" draw:textarea-vertical-align="middle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3" style:family="graphic" style:parent-style-name="objectwithoutfill">
      <style:graphic-properties svg:stroke-color="#000000" draw:fill="none" draw:fill-color="#ffffff" draw:textarea-vertical-align="middle"/>
    </style:style>
    <style:style style:name="gr4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5" style:family="graphic" style:parent-style-name="objectwithoutfill">
      <style:graphic-properties svg:stroke-color="#ff0000" draw:fill="none" draw:textarea-vertical-align="middle"/>
    </style:style>
    <style:style style:name="gr6" style:family="graphic" style:parent-style-name="objectwithoutfill">
      <style:graphic-properties svg:stroke-color="#ff0000" draw:fill="none" draw:fill-color="#ffffff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objectwithoutfill">
      <style:graphic-properties svg:stroke-color="#ff0000" draw:marker-start="" draw:fill="none" draw:fill-color="#000000" draw:fill-hatch-solid="false" draw:fill-image-width="0cm" draw:fill-image-height="0cm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4cm" svg:y1="1.555cm" svg:x2="8.5cm" svg:y2="1.555cm">
          <text:p/>
        </draw:line>
        <draw:line draw:style-name="gr1" draw:text-style-name="P1" draw:layer="layout" svg:x1="3.4cm" svg:y1="4.455cm" svg:x2="8.5cm" svg:y2="4.455cm">
          <text:p/>
        </draw:line>
        <draw:line draw:style-name="gr1" draw:text-style-name="P1" draw:layer="layout" svg:x1="3.4cm" svg:y1="1.555cm" svg:x2="3.4cm" svg:y2="4.455cm">
          <text:p/>
        </draw:line>
        <draw:line draw:style-name="gr1" draw:text-style-name="P1" draw:layer="layout" svg:x1="8.5cm" svg:y1="1.555cm" svg:x2="8.5cm" svg:y2="4.455cm">
          <text:p/>
        </draw:line>
        <draw:line draw:style-name="gr1" draw:text-style-name="P1" draw:layer="layout" svg:x1="5.9cm" svg:y1="1.555cm" svg:x2="5.9cm" svg:y2="4.455cm">
          <text:p/>
        </draw:line>
        <draw:custom-shape draw:style-name="gr2" draw:text-style-name="P1" draw:layer="layout" svg:width="2.4cm" svg:height="2.9cm" svg:x="8.5cm" svg:y="1.555cm">
          <text:p/>
          <draw:enhanced-geometry svg:viewBox="0 0 21600 21600" draw:mirror-horizontal="false" draw:mirror-vertical="false" draw:glue-points="10800 0 5400 10800 0 21600 10800 21600 21600 21600 16200 10800" draw:text-areas="1900 12700 12700 19700" draw:type="right-triangle" draw:enhanced-path="M 0 0 L 21600 21600 0 21600 0 0 Z N"/>
        </draw:custom-shape>
        <draw:line draw:style-name="gr1" draw:text-style-name="P1" draw:layer="layout" svg:x1="3.4cm" svg:y1="1.555cm" svg:x2="3.4cm" svg:y2="4.455cm">
          <text:p/>
        </draw:line>
        <draw:custom-shape draw:style-name="gr2" draw:text-style-name="P1" draw:layer="layout" svg:width="2.4cm" svg:height="2.9cm" svg:x="1cm" svg:y="1.555cm">
          <text:p/>
          <draw:enhanced-geometry svg:viewBox="0 0 21600 21600" draw:mirror-horizontal="true" draw:mirror-vertical="false" draw:glue-points="10800 0 5400 10800 0 21600 10800 21600 21600 21600 16200 10800" draw:text-areas="1900 12700 12700 19700" draw:type="right-triangle" draw:enhanced-path="M 0 0 L 21600 21600 0 21600 0 0 Z N"/>
        </draw:custom-shape>
        <draw:line draw:style-name="gr3" draw:text-style-name="P1" draw:layer="layout" svg:x1="3.4cm" svg:y1="4.455cm" svg:x2="5.9cm" svg:y2="3.055cm">
          <text:p/>
        </draw:line>
        <draw:line draw:style-name="gr3" draw:text-style-name="P1" draw:layer="layout" svg:x1="5.9cm" svg:y1="1.555cm" svg:x2="8.5cm" svg:y2="4.455cm">
          <text:p/>
        </draw:line>
        <draw:custom-shape draw:style-name="gr4" draw:text-style-name="P2" draw:layer="layout" svg:width="0.5cm" svg:height="0.5cm" svg:x="0.8cm" svg:y="4.155cm">
          <text:p text:style-name="P1"><text:span text:style-name="T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5cm" svg:height="0.5cm" svg:x="3.1cm" svg:y="1.355cm">
          <text:p text:style-name="P1"><text:span text:style-name="T1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5cm" svg:height="0.5cm" svg:x="3.2cm" svg:y="4.155cm">
          <text:p text:style-name="P1"><text:span text:style-name="T1">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5cm" svg:height="0.5cm" svg:x="5.6cm" svg:y="2.855cm">
          <text:p text:style-name="P1"><text:span text:style-name="T1">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5cm" svg:height="0.5cm" svg:x="5.7cm" svg:y="1.355cm">
          <text:p text:style-name="P1"><text:span text:style-name="T1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5cm" svg:height="0.5cm" svg:x="5.7cm" svg:y="4.155cm">
          <text:p text:style-name="P1"><text:span text:style-name="T1">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5cm" svg:height="0.5cm" svg:x="8.2cm" svg:y="1.355cm">
          <text:p text:style-name="P1"><text:span text:style-name="T1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5cm" svg:height="0.5cm" svg:x="8.2cm" svg:y="4.155cm">
          <text:p text:style-name="P1"><text:span text:style-name="T1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5cm" svg:height="0.5cm" svg:x="10.6cm" svg:y="4.2cm">
          <text:p text:style-name="P1"><text:span text:style-name="T1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3.3cm" svg:y1="6cm" svg:x2="8.4cm" svg:y2="6cm">
          <text:p/>
        </draw:line>
        <draw:line draw:style-name="gr5" draw:text-style-name="P1" draw:layer="layout" svg:x1="3.3cm" svg:y1="8.9cm" svg:x2="8.4cm" svg:y2="8.9cm">
          <text:p/>
        </draw:line>
        <draw:line draw:style-name="gr5" draw:text-style-name="P1" draw:layer="layout" svg:x1="5.825cm" svg:y1="6cm" svg:x2="5.825cm" svg:y2="7.5cm">
          <text:p/>
        </draw:line>
        <draw:line draw:style-name="gr6" draw:text-style-name="P1" draw:layer="layout" svg:x1="5.8cm" svg:y1="6cm" svg:x2="8.4cm" svg:y2="8.9cm">
          <text:p/>
        </draw:line>
        <draw:custom-shape draw:style-name="gr4" draw:text-style-name="P2" draw:layer="layout" svg:width="0.5cm" svg:height="0.5cm" svg:x="0.7cm" svg:y="8.6cm">
          <text:p text:style-name="P1"><text:span text:style-name="T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5cm" svg:height="0.5cm" svg:x="3cm" svg:y="5.8cm">
          <text:p text:style-name="P1"><text:span text:style-name="T1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5cm" svg:height="0.5cm" svg:x="3.1cm" svg:y="8.6cm">
          <text:p text:style-name="P1"><text:span text:style-name="T1">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5cm" svg:height="0.5cm" svg:x="5.525cm" svg:y="7.3cm">
          <text:p text:style-name="P1"><text:span text:style-name="T1">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5cm" svg:height="0.5cm" svg:x="5.6cm" svg:y="5.8cm">
          <text:p text:style-name="P1"><text:span text:style-name="T1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5cm" svg:height="0.5cm" svg:x="5.525cm" svg:y="8.6cm">
          <text:p text:style-name="P1"><text:span text:style-name="T1">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5cm" svg:height="0.5cm" svg:x="8.1cm" svg:y="5.8cm">
          <text:p text:style-name="P1"><text:span text:style-name="T1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5cm" svg:height="0.5cm" svg:x="8.1cm" svg:y="8.6cm">
          <text:p text:style-name="P1"><text:span text:style-name="T1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5cm" svg:height="0.5cm" svg:x="10.6cm" svg:y="8.7cm">
          <text:p text:style-name="P1"><text:span text:style-name="T1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3" draw:layer="layout" svg:width="0.697cm" svg:height="0.645cm" svg:x="1.461cm" svg:y="2.73cm">
          <draw:text-box>
            <text:p><text:span text:style-name="T2">4</text:span></text:p>
          </draw:text-box>
        </draw:frame>
        <draw:frame draw:style-name="gr7" draw:text-style-name="P3" draw:layer="layout" svg:width="0.697cm" svg:height="0.645cm" svg:x="2.1cm" svg:y="4.355cm">
          <draw:text-box>
            <text:p><text:span text:style-name="T2">8</text:span></text:p>
          </draw:text-box>
        </draw:frame>
        <draw:frame draw:style-name="gr7" draw:text-style-name="P3" draw:layer="layout" svg:width="0.697cm" svg:height="0.645cm" svg:x="4.283cm" svg:y="1.05cm">
          <draw:text-box>
            <text:p><text:span text:style-name="T2">8</text:span></text:p>
          </draw:text-box>
        </draw:frame>
        <draw:frame draw:style-name="gr7" draw:text-style-name="P3" draw:layer="layout" svg:width="0.697cm" svg:height="0.645cm" svg:x="4.5cm" svg:y="3.03cm">
          <draw:text-box>
            <text:p><text:span text:style-name="T2">6</text:span></text:p>
          </draw:text-box>
        </draw:frame>
        <draw:frame draw:style-name="gr7" draw:text-style-name="P3" draw:layer="layout" svg:width="0.891cm" svg:height="0.645cm" svg:x="2.7cm" svg:y="2.955cm">
          <draw:text-box>
            <text:p><text:span text:style-name="T2">12</text:span></text:p>
          </draw:text-box>
        </draw:frame>
        <draw:frame draw:style-name="gr7" draw:text-style-name="P3" draw:layer="layout" svg:width="0.697cm" svg:height="0.645cm" svg:x="4.461cm" svg:y="4.33cm">
          <draw:text-box>
            <text:p><text:span text:style-name="T2">1</text:span></text:p>
          </draw:text-box>
        </draw:frame>
        <draw:frame draw:style-name="gr7" draw:text-style-name="P3" draw:layer="layout" svg:width="0.697cm" svg:height="0.645cm" svg:x="6.603cm" svg:y="1.01cm">
          <draw:text-box>
            <text:p><text:span text:style-name="T2">6</text:span></text:p>
          </draw:text-box>
        </draw:frame>
        <draw:frame draw:style-name="gr7" draw:text-style-name="P3" draw:layer="layout" svg:width="0.697cm" svg:height="0.645cm" svg:x="6.8cm" svg:y="4.355cm">
          <draw:text-box>
            <text:p><text:span text:style-name="T2">3</text:span></text:p>
          </draw:text-box>
        </draw:frame>
        <draw:frame draw:style-name="gr7" draw:text-style-name="P3" draw:layer="layout" svg:width="0.697cm" svg:height="0.645cm" svg:x="7.061cm" svg:y="2.455cm">
          <draw:text-box>
            <text:p><text:span text:style-name="T2">4</text:span></text:p>
          </draw:text-box>
        </draw:frame>
        <draw:frame draw:style-name="gr7" draw:text-style-name="P3" draw:layer="layout" svg:width="0.697cm" svg:height="0.645cm" svg:x="5.703cm" svg:y="3.455cm">
          <draw:text-box>
            <text:p><text:span text:style-name="T2">5</text:span></text:p>
          </draw:text-box>
        </draw:frame>
        <draw:frame draw:style-name="gr7" draw:text-style-name="P3" draw:layer="layout" svg:width="0.891cm" svg:height="0.645cm" svg:x="9.309cm" svg:y="4.355cm">
          <draw:text-box>
            <text:p><text:span text:style-name="T2">10</text:span></text:p>
          </draw:text-box>
        </draw:frame>
        <draw:frame draw:style-name="gr7" draw:text-style-name="P3" draw:layer="layout" svg:width="0.891cm" svg:height="0.645cm" svg:x="8.309cm" svg:y="2.755cm">
          <draw:text-box>
            <text:p><text:span text:style-name="T2">13</text:span></text:p>
          </draw:text-box>
        </draw:frame>
        <draw:frame draw:style-name="gr7" draw:text-style-name="P3" draw:layer="layout" svg:width="0.697cm" svg:height="0.645cm" svg:x="9.903cm" svg:y="3.055cm">
          <draw:text-box>
            <text:p><text:span text:style-name="T2">9</text:span></text:p>
          </draw:text-box>
        </draw:frame>
        <draw:line draw:style-name="gr8" draw:text-style-name="P1" draw:layer="layout" svg:x1="3.025cm" svg:y1="6.2cm" svg:x2="1.025cm" svg:y2="8.6cm">
          <text:p/>
        </draw:line>
        <draw:line draw:style-name="gr8" draw:text-style-name="P1" draw:layer="layout" svg:x1="8.525cm" svg:y1="6.2cm" svg:x2="10.725cm" svg:y2="8.7cm">
          <text:p/>
        </draw:line>
        <draw:frame draw:style-name="gr7" draw:text-style-name="P3" draw:layer="layout" svg:width="0.697cm" svg:height="0.645cm" svg:x="5.403cm" svg:y="2.055cm">
          <draw:text-box>
            <text:p><text:span text:style-name="T2">3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55cm" fo:margin-bottom="0.025cm" fo:margin-left="1cm" fo:margin-right="1cm" fo:page-width="11.5cm" fo:page-height="11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Usuario </meta:initial-creator>
    <meta:creation-date>2013-10-03T22:52:02</meta:creation-date>
    <dc:date>2013-10-04T00:47:50</dc:date>
    <dc:creator>Usuario </dc:creator>
    <meta:editing-duration>PT9M4S</meta:editing-duration>
    <meta:editing-cycles>7</meta:editing-cycles>
    <meta:generator>LibreOffice/3.5$Linux_x86 LibreOffice_project/350m1$Build-2</meta:generator>
    <meta:document-statistic meta:object-count="48"/>
  </office:meta>
</office:document-meta>
</file>